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font-style="normal" fo:font-weight="normal"/>
    </style:style>
    <style:style style:name="P2" style:family="paragraph" style:parent-style-name="Text_20_body">
      <style:paragraph-properties fo:margin-left="0.0209in" fo:margin-right="0in" fo:text-indent="0in" style:auto-text-indent="false" fo:padding="0in" fo:border="none"/>
    </style:style>
    <style:style style:name="P3" style:family="paragraph" style:parent-style-name="Standard">
      <style:paragraph-properties fo:margin-top="0in" fo:margin-bottom="0.1965in" fo:padding="0in" fo:border="none"/>
    </style:style>
    <style:style style:name="T1" style:family="text">
      <style:text-properties fo:font-variant="normal" fo:text-transform="none" fo:font-style="normal" fo:font-weight="normal"/>
    </style:style>
    <style:style style:name="T2" style:family="text">
      <style:text-properties fo:font-style="italic"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www.quora.com/How-can-I-train-my-brain-to-think-like-a-programmer-How-do-I-break-a-large-problem-into-smaller-units" office:target-frame-name="_blank" xlink:show="new" text:style-name="Internet_20_link" text:visited-style-name="Visited_20_Internet_20_Link">How can I train my brain to think like a programmer? How do I break a large problem into smaller units?</text:a></text:p>
      <text:p text:style-name="P2"><text:span text:style-name="T1">I recommend </text:span><text:a xlink:type="simple" xlink:href="http://www.cs.cornell.edu/gries/July2016/The-Science-Of-Programming-Gries-038790641X.pdf" office:target-frame-name="_blank" xlink:show="new" text:style-name="Internet_20_link" text:visited-style-name="Visited_20_Internet_20_Link"><text:span text:style-name="T2">Gries: The-Science-Of-Programming</text:span></text:a></text:p>
      <text:p text:style-name="P1">to learn how to do that. It teaches you how to write assertions about what you think is true and is particularly oriented in how to solve problems involving loops, things you need to do more than once to get to a solution.</text:p>
      <text:p text:style-name="Text_20_body"><text:span text:style-name="T2">Edit added: </text:span><text:span text:style-name="T1">I didn’t see the comment about where to find exercises to practice until after writing.</text:span></text:p>
      <text:p text:style-name="P1">I recently was directed to the LeetCode site. The easy problems which I looked at on that site were reasonable practice problems, not so much for breaking a “large” problem down, but for the basic skill of knowing how to solve small problems.</text:p>
      <text:p text:style-name="P1">And, therein lies an important aspect of breaking large problems into smaller ones. You need to find a part of the large problem that you can solve with a simple problem if “somehow by magic” that you could solve the rest of the problem after solving that part.</text:p>
      <text:p text:style-name="P1">So, you peel that part off and now have reduced the large problem somewhat. Now, you have to only “implement the magic” of solving that smaller problem. And, you do that recursively, by finding a different small part that you can peel off.</text:p>
      <text:p text:style-name="P1">You do that like peeling an onion or un-nesting the Russian dolls until you have only one little problem left that you can solv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an Gavlik</meta:initial-creator>
    <meta:creation-date>2022-03-17T18:25:10.65</meta:creation-date>
    <meta:document-statistic meta:table-count="0" meta:image-count="0" meta:object-count="0" meta:page-count="1" meta:paragraph-count="8" meta:word-count="243" meta:character-count="1340"/>
    <dc:date>2022-03-17T18:25:51.64</dc:date>
    <dc:creator>Ivan Gavlik</dc:creator>
    <meta:editing-duration>PT41S</meta:editing-duration>
    <meta:editing-cycles>1</meta:editing-cycles>
    <meta:generator>OpenOffice/4.1.11$Win32 OpenOffice.org_project/4111m1$Build-9808</meta:generator>
  </office:meta>
</office:document-meta>
</file>